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336493583877" calcext:value-type="float">
            <text:p>0.336493583877</text:p>
          </table:table-cell>
          <table:table-cell office:value-type="float" office:value="-0.985950993354" calcext:value-type="float">
            <text:p>-0.98595099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10425297266" calcext:value-type="float">
            <text:p>-0.0110425297266</text:p>
          </table:table-cell>
          <table:table-cell office:value-type="float" office:value="-0.10552856162" calcext:value-type="float">
            <text:p>-0.10552856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8159509297" calcext:value-type="float">
            <text:p>0.238159509297</text:p>
          </table:table-cell>
          <table:table-cell office:value-type="float" office:value="-0.61741666482" calcext:value-type="float">
            <text:p>-0.61741666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6782883496" calcext:value-type="float">
            <text:p>-0.366782883496</text:p>
          </table:table-cell>
          <table:table-cell office:value-type="float" office:value="-0.713818716912" calcext:value-type="float">
            <text:p>-0.713818716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2192307438" calcext:value-type="float">
            <text:p>1.22192307438</text:p>
          </table:table-cell>
          <table:table-cell office:value-type="float" office:value="-1.03939898614" calcext:value-type="float">
            <text:p>-1.0393989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0456799971" calcext:value-type="float">
            <text:p>-1.30456799971</text:p>
          </table:table-cell>
          <table:table-cell office:value-type="float" office:value="0.59261847015" calcext:value-type="float">
            <text:p>0.59261847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7809098981" calcext:value-type="float">
            <text:p>-0.407809098981</text:p>
          </table:table-cell>
          <table:table-cell office:value-type="float" office:value="-0.509110509763" calcext:value-type="float">
            <text:p>-0.509110509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3188941965" calcext:value-type="float">
            <text:p>0.893188941965</text:p>
          </table:table-cell>
          <table:table-cell office:value-type="float" office:value="1.18285985648" calcext:value-type="float">
            <text:p>1.18285985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546337259365" calcext:value-type="float">
            <text:p>-0.00546337259365</text:p>
          </table:table-cell>
          <table:table-cell office:value-type="float" office:value="-0.589551228864" calcext:value-type="float">
            <text:p>-0.589551228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6423768278" calcext:value-type="float">
            <text:p>0.406423768278</text:p>
          </table:table-cell>
          <table:table-cell office:value-type="float" office:value="0.611062234636" calcext:value-type="float">
            <text:p>0.611062234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5506766722" calcext:value-type="float">
            <text:p>-0.145506766722</text:p>
          </table:table-cell>
          <table:table-cell office:value-type="float" office:value="0.0365463997206" calcext:value-type="float">
            <text:p>0.0365463997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04887876421" calcext:value-type="float">
            <text:p>-0.0404887876421</text:p>
          </table:table-cell>
          <table:table-cell office:value-type="float" office:value="-0.0566500319512" calcext:value-type="float">
            <text:p>-0.0566500319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0355997627" calcext:value-type="float">
            <text:p>1.60355997627</text:p>
          </table:table-cell>
          <table:table-cell office:value-type="float" office:value="0.0908139379574" calcext:value-type="float">
            <text:p>0.0908139379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4838450284" calcext:value-type="float">
            <text:p>-0.604838450284</text:p>
          </table:table-cell>
          <table:table-cell office:value-type="float" office:value="-0.111340204903" calcext:value-type="float">
            <text:p>-0.111340204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34401237223" calcext:value-type="float">
            <text:p>-0.534401237223</text:p>
          </table:table-cell>
          <table:table-cell office:value-type="float" office:value="-1.04875779188" calcext:value-type="float">
            <text:p>-1.04875779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706756346" calcext:value-type="float">
            <text:p>0.977706756346</text:p>
          </table:table-cell>
          <table:table-cell office:value-type="float" office:value="-1.35281793296" calcext:value-type="float">
            <text:p>-1.35281793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22036924523" calcext:value-type="float">
            <text:p>-0.422036924523</text:p>
          </table:table-cell>
          <table:table-cell office:value-type="float" office:value="-0.274418973593" calcext:value-type="float">
            <text:p>-0.274418973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51344717" calcext:value-type="float">
            <text:p>1.69051344717</text:p>
          </table:table-cell>
          <table:table-cell office:value-type="float" office:value="-0.929766839195" calcext:value-type="float">
            <text:p>-0.929766839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5534595433" calcext:value-type="float">
            <text:p>0.655534595433</text:p>
          </table:table-cell>
          <table:table-cell office:value-type="float" office:value="-0.244533046405" calcext:value-type="float">
            <text:p>-0.244533046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609916121" calcext:value-type="float">
            <text:p>0.384609916121</text:p>
          </table:table-cell>
          <table:table-cell office:value-type="float" office:value="-0.334328465856" calcext:value-type="float">
            <text:p>-0.334328465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9341027267" calcext:value-type="float">
            <text:p>-0.109341027267</text:p>
          </table:table-cell>
          <table:table-cell office:value-type="float" office:value="0.273694976361" calcext:value-type="float">
            <text:p>0.273694976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28710021847" calcext:value-type="float">
            <text:p>-1.28710021847</text:p>
          </table:table-cell>
          <table:table-cell office:value-type="float" office:value="-0.406756443289" calcext:value-type="float">
            <text:p>-0.40675644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217566287" calcext:value-type="float">
            <text:p>0.435217566287</text:p>
          </table:table-cell>
          <table:table-cell office:value-type="float" office:value="-0.192221316649" calcext:value-type="float">
            <text:p>-0.192221316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5208008113" calcext:value-type="float">
            <text:p>0.0555208008113</text:p>
          </table:table-cell>
          <table:table-cell office:value-type="float" office:value="1.024011876" calcext:value-type="float">
            <text:p>1.02401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88217057" calcext:value-type="float">
            <text:p>1.5088217057</text:p>
          </table:table-cell>
          <table:table-cell office:value-type="float" office:value="-0.799489053235" calcext:value-type="float">
            <text:p>-0.79948905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932306599" calcext:value-type="float">
            <text:p>0.75932306599</text:p>
          </table:table-cell>
          <table:table-cell office:value-type="float" office:value="0.775189603256" calcext:value-type="float">
            <text:p>0.775189603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7078497167" calcext:value-type="float">
            <text:p>0.967078497167</text:p>
          </table:table-cell>
          <table:table-cell office:value-type="float" office:value="-0.707726241999" calcext:value-type="float">
            <text:p>-0.70772624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31301769156" calcext:value-type="float">
            <text:p>-0.0231301769156</text:p>
          </table:table-cell>
          <table:table-cell office:value-type="float" office:value="1.34060202328" calcext:value-type="float">
            <text:p>1.3406020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4591142835" calcext:value-type="float">
            <text:p>-0.274591142835</text:p>
          </table:table-cell>
          <table:table-cell office:value-type="float" office:value="-0.549682228079" calcext:value-type="float">
            <text:p>-0.549682228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2080749077" calcext:value-type="float">
            <text:p>-1.2080749077</text:p>
          </table:table-cell>
          <table:table-cell office:value-type="float" office:value="-1.41385342554" calcext:value-type="float">
            <text:p>-1.4138534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1259079564" calcext:value-type="float">
            <text:p>0.381259079564</text:p>
          </table:table-cell>
          <table:table-cell office:value-type="float" office:value="-0.852947496234" calcext:value-type="float">
            <text:p>-0.852947496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4870623291" calcext:value-type="float">
            <text:p>0.404870623291</text:p>
          </table:table-cell>
          <table:table-cell office:value-type="float" office:value="-0.38564643089" calcext:value-type="float">
            <text:p>-0.3856464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3135930664" calcext:value-type="float">
            <text:p>0.0173135930664</text:p>
          </table:table-cell>
          <table:table-cell office:value-type="float" office:value="0.787433467901" calcext:value-type="float">
            <text:p>0.787433467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50474497449" calcext:value-type="float">
            <text:p>-0.650474497449</text:p>
          </table:table-cell>
          <table:table-cell office:value-type="float" office:value="0.377281547969" calcext:value-type="float">
            <text:p>0.377281547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5095703948" calcext:value-type="float">
            <text:p>-0.175095703948</text:p>
          </table:table-cell>
          <table:table-cell office:value-type="float" office:value="0.557524657143" calcext:value-type="float">
            <text:p>0.5575246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747012995" calcext:value-type="float">
            <text:p>0.090747012995</text:p>
          </table:table-cell>
          <table:table-cell office:value-type="float" office:value="0.146764389396" calcext:value-type="float">
            <text:p>0.146764389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406335446" calcext:value-type="float">
            <text:p>-0.23406335446</text:p>
          </table:table-cell>
          <table:table-cell office:value-type="float" office:value="-1.14282728744" calcext:value-type="float">
            <text:p>-1.14282728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3240502157" calcext:value-type="float">
            <text:p>-0.023240502157</text:p>
          </table:table-cell>
          <table:table-cell office:value-type="float" office:value="0.0329251073349" calcext:value-type="float">
            <text:p>0.0329251073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8177853269" calcext:value-type="float">
            <text:p>-0.98177853269</text:p>
          </table:table-cell>
          <table:table-cell office:value-type="float" office:value="-0.614024199162" calcext:value-type="float">
            <text:p>-0.614024199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118366276" calcext:value-type="float">
            <text:p>0.863118366276</text:p>
          </table:table-cell>
          <table:table-cell office:value-type="float" office:value="0.626452589641" calcext:value-type="float">
            <text:p>0.62645258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4201528321" calcext:value-type="float">
            <text:p>-0.494201528321</text:p>
          </table:table-cell>
          <table:table-cell office:value-type="float" office:value="-1.2458627184" calcext:value-type="float">
            <text:p>-1.2458627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657440533" calcext:value-type="float">
            <text:p>0.560657440533</text:p>
          </table:table-cell>
          <table:table-cell office:value-type="float" office:value="0.960463847964" calcext:value-type="float">
            <text:p>0.960463847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7532460272" calcext:value-type="float">
            <text:p>0.517532460272</text:p>
          </table:table-cell>
          <table:table-cell office:value-type="float" office:value="-1.015620433" calcext:value-type="float">
            <text:p>-1.01562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7674778462" calcext:value-type="float">
            <text:p>-1.07674778462</text:p>
          </table:table-cell>
          <table:table-cell office:value-type="float" office:value="1.64110648889" calcext:value-type="float">
            <text:p>1.6411064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295146753" calcext:value-type="float">
            <text:p>-0.40295146753</text:p>
          </table:table-cell>
          <table:table-cell office:value-type="float" office:value="1.74395283754" calcext:value-type="float">
            <text:p>1.74395283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250128528" calcext:value-type="float">
            <text:p>1.26250128528</text:p>
          </table:table-cell>
          <table:table-cell office:value-type="float" office:value="-0.0880456579187" calcext:value-type="float">
            <text:p>-0.0880456579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3554604657" calcext:value-type="float">
            <text:p>-1.13554604657</text:p>
          </table:table-cell>
          <table:table-cell office:value-type="float" office:value="0.691274079866" calcext:value-type="float">
            <text:p>0.691274079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8154070755" calcext:value-type="float">
            <text:p>-1.88154070755</text:p>
          </table:table-cell>
          <table:table-cell office:value-type="float" office:value="0.579520022541" calcext:value-type="float">
            <text:p>0.57952002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949373896" calcext:value-type="float">
            <text:p>1.61949373896</text:p>
          </table:table-cell>
          <table:table-cell office:value-type="float" office:value="-1.16815366758" calcext:value-type="float">
            <text:p>-1.16815366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7382068846" calcext:value-type="float">
            <text:p>-0.167382068846</text:p>
          </table:table-cell>
          <table:table-cell office:value-type="float" office:value="0.318140979545" calcext:value-type="float">
            <text:p>0.318140979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1515970032" calcext:value-type="float">
            <text:p>-0.731515970032</text:p>
          </table:table-cell>
          <table:table-cell office:value-type="float" office:value="-0.626052631824" calcext:value-type="float">
            <text:p>-0.626052631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962052078" calcext:value-type="float">
            <text:p>0.14962052078</text:p>
          </table:table-cell>
          <table:table-cell office:value-type="float" office:value="1.24000574432" calcext:value-type="float">
            <text:p>1.24000574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720084422" calcext:value-type="float">
            <text:p>1.16720084422</text:p>
          </table:table-cell>
          <table:table-cell office:value-type="float" office:value="0.521580749715" calcext:value-type="float">
            <text:p>0.521580749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6063303539" calcext:value-type="float">
            <text:p>-0.436063303539</text:p>
          </table:table-cell>
          <table:table-cell office:value-type="float" office:value="0.043680311306" calcext:value-type="float">
            <text:p>0.04368031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27638902506" calcext:value-type="float">
            <text:p>-0.827638902506</text:p>
          </table:table-cell>
          <table:table-cell office:value-type="float" office:value="0.275166403707" calcext:value-type="float">
            <text:p>0.275166403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6953107467" calcext:value-type="float">
            <text:p>1.36953107467</text:p>
          </table:table-cell>
          <table:table-cell office:value-type="float" office:value="0.971233523422" calcext:value-type="float">
            <text:p>0.971233523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0612759144" calcext:value-type="float">
            <text:p>0.690612759144</text:p>
          </table:table-cell>
          <table:table-cell office:value-type="float" office:value="-1.27804624607" calcext:value-type="float">
            <text:p>-1.2780462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986688391" calcext:value-type="float">
            <text:p>1.26986688391</text:p>
          </table:table-cell>
          <table:table-cell office:value-type="float" office:value="0.575808793135" calcext:value-type="float">
            <text:p>0.57580879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866020688" calcext:value-type="float">
            <text:p>0.208866020688</text:p>
          </table:table-cell>
          <table:table-cell office:value-type="float" office:value="-0.146742455013" calcext:value-type="float">
            <text:p>-0.146742455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37203222578" calcext:value-type="float">
            <text:p>-0.437203222578</text:p>
          </table:table-cell>
          <table:table-cell office:value-type="float" office:value="0.52116507147" calcext:value-type="float">
            <text:p>0.52116507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8363762158" calcext:value-type="float">
            <text:p>-0.378363762158</text:p>
          </table:table-cell>
          <table:table-cell office:value-type="float" office:value="-0.0769780148552" calcext:value-type="float">
            <text:p>-0.0769780148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23820115256" calcext:value-type="float">
            <text:p>-0.423820115256</text:p>
          </table:table-cell>
          <table:table-cell office:value-type="float" office:value="-0.836137209863" calcext:value-type="float">
            <text:p>-0.836137209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60756181289" calcext:value-type="float">
            <text:p>-0.560756181289</text:p>
          </table:table-cell>
          <table:table-cell office:value-type="float" office:value="-0.41037775405" calcext:value-type="float">
            <text:p>-0.41037775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6052960763" calcext:value-type="float">
            <text:p>0.336052960763</text:p>
          </table:table-cell>
          <table:table-cell office:value-type="float" office:value="-0.224802048045" calcext:value-type="float">
            <text:p>-0.224802048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3543072512" calcext:value-type="float">
            <text:p>-1.33543072512</text:p>
          </table:table-cell>
          <table:table-cell office:value-type="float" office:value="-0.990358481473" calcext:value-type="float">
            <text:p>-0.99035848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89733996866" calcext:value-type="float">
            <text:p>-0.0289733996866</text:p>
          </table:table-cell>
          <table:table-cell office:value-type="float" office:value="0.441010128386" calcext:value-type="float">
            <text:p>0.441010128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193906415" calcext:value-type="float">
            <text:p>-1.3193906415</text:p>
          </table:table-cell>
          <table:table-cell office:value-type="float" office:value="-0.37764709941" calcext:value-type="float">
            <text:p>-0.3776470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8411080806" calcext:value-type="float">
            <text:p>-0.808411080806</text:p>
          </table:table-cell>
          <table:table-cell office:value-type="float" office:value="1.2283790386" calcext:value-type="float">
            <text:p>1.22837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995943884" calcext:value-type="float">
            <text:p>1.35995943884</text:p>
          </table:table-cell>
          <table:table-cell office:value-type="float" office:value="1.12161870845" calcext:value-type="float">
            <text:p>1.1216187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2069364163" calcext:value-type="float">
            <text:p>-0.872069364163</text:p>
          </table:table-cell>
          <table:table-cell office:value-type="float" office:value="-0.252522725967" calcext:value-type="float">
            <text:p>-0.252522725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8887517471" calcext:value-type="float">
            <text:p>-1.88887517471</text:p>
          </table:table-cell>
          <table:table-cell office:value-type="float" office:value="0.144098536459" calcext:value-type="float">
            <text:p>0.144098536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45822722" calcext:value-type="float">
            <text:p>1.60845822722</text:p>
          </table:table-cell>
          <table:table-cell office:value-type="float" office:value="-0.774759253864" calcext:value-type="float">
            <text:p>-0.774759253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8639909549" calcext:value-type="float">
            <text:p>-0.358639909549</text:p>
          </table:table-cell>
          <table:table-cell office:value-type="float" office:value="0.784305199745" calcext:value-type="float">
            <text:p>0.784305199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332593218" calcext:value-type="float">
            <text:p>0.520332593218</text:p>
          </table:table-cell>
          <table:table-cell office:value-type="float" office:value="-0.62185400704" calcext:value-type="float">
            <text:p>-0.62185400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6204273961" calcext:value-type="float">
            <text:p>0.306204273961</text:p>
          </table:table-cell>
          <table:table-cell office:value-type="float" office:value="0.25448089669" calcext:value-type="float">
            <text:p>0.25448089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51072939376" calcext:value-type="float">
            <text:p>-1.51072939376</text:p>
          </table:table-cell>
          <table:table-cell office:value-type="float" office:value="0.00594704976351" calcext:value-type="float">
            <text:p>0.00594704976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067338203" calcext:value-type="float">
            <text:p>0.956067338203</text:p>
          </table:table-cell>
          <table:table-cell office:value-type="float" office:value="-0.533023015577" calcext:value-type="float">
            <text:p>-0.533023015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866739458" calcext:value-type="float">
            <text:p>0.288866739458</text:p>
          </table:table-cell>
          <table:table-cell office:value-type="float" office:value="-0.725155662248" calcext:value-type="float">
            <text:p>-0.725155662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3468553933" calcext:value-type="float">
            <text:p>0.403468553933</text:p>
          </table:table-cell>
          <table:table-cell office:value-type="float" office:value="-1.75945770781" calcext:value-type="float">
            <text:p>-1.7594577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9415686163" calcext:value-type="float">
            <text:p>0.0859415686163</text:p>
          </table:table-cell>
          <table:table-cell office:value-type="float" office:value="-0.958846823471" calcext:value-type="float">
            <text:p>-0.95884682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1957047469" calcext:value-type="float">
            <text:p>0.381957047469</text:p>
          </table:table-cell>
          <table:table-cell office:value-type="float" office:value="0.0124143718471" calcext:value-type="float">
            <text:p>0.0124143718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6004016976" calcext:value-type="float">
            <text:p>0.336004016976</text:p>
          </table:table-cell>
          <table:table-cell office:value-type="float" office:value="-0.259620737798" calcext:value-type="float">
            <text:p>-0.259620737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2869639688" calcext:value-type="float">
            <text:p>1.02869639688</text:p>
          </table:table-cell>
          <table:table-cell office:value-type="float" office:value="-0.785051442286" calcext:value-type="float">
            <text:p>-0.78505144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9139768315" calcext:value-type="float">
            <text:p>0.279139768315</text:p>
          </table:table-cell>
          <table:table-cell office:value-type="float" office:value="0.148068778283" calcext:value-type="float">
            <text:p>0.148068778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0587484192" calcext:value-type="float">
            <text:p>-0.700587484192</text:p>
          </table:table-cell>
          <table:table-cell office:value-type="float" office:value="0.118422440942" calcext:value-type="float">
            <text:p>0.118422440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74343136475" calcext:value-type="float">
            <text:p>-0.474343136475</text:p>
          </table:table-cell>
          <table:table-cell office:value-type="float" office:value="-0.162548759675" calcext:value-type="float">
            <text:p>-0.162548759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29581526521" calcext:value-type="float">
            <text:p>-1.29581526521</text:p>
          </table:table-cell>
          <table:table-cell office:value-type="float" office:value="0.755926314388" calcext:value-type="float">
            <text:p>0.75592631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673267698" calcext:value-type="float">
            <text:p>0.140673267698</text:p>
          </table:table-cell>
          <table:table-cell office:value-type="float" office:value="-1.60264376179" calcext:value-type="float">
            <text:p>-1.60264376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8196143279" calcext:value-type="float">
            <text:p>0.328196143279</text:p>
          </table:table-cell>
          <table:table-cell office:value-type="float" office:value="0.444738575921" calcext:value-type="float">
            <text:p>0.444738575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40761503292" calcext:value-type="float">
            <text:p>-0.940761503292</text:p>
          </table:table-cell>
          <table:table-cell office:value-type="float" office:value="-1.00437673463" calcext:value-type="float">
            <text:p>-1.0043767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7654822" calcext:value-type="float">
            <text:p>0.4177654822</text:p>
          </table:table-cell>
          <table:table-cell office:value-type="float" office:value="1.11423358886" calcext:value-type="float">
            <text:p>1.11423358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02874871784" calcext:value-type="float">
            <text:p>-0.802874871784</text:p>
          </table:table-cell>
          <table:table-cell office:value-type="float" office:value="-1.27790346857" calcext:value-type="float">
            <text:p>-1.27790346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96842011584" calcext:value-type="float">
            <text:p>-0.596842011584</text:p>
          </table:table-cell>
          <table:table-cell office:value-type="float" office:value="0.593623894204" calcext:value-type="float">
            <text:p>0.593623894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2331263254" calcext:value-type="float">
            <text:p>-0.112331263254</text:p>
          </table:table-cell>
          <table:table-cell office:value-type="float" office:value="0.174318514314" calcext:value-type="float">
            <text:p>0.174318514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5753325136" calcext:value-type="float">
            <text:p>-1.45753325136</text:p>
          </table:table-cell>
          <table:table-cell office:value-type="float" office:value="-1.30679050369" calcext:value-type="float">
            <text:p>-1.30679050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3561447039" calcext:value-type="float">
            <text:p>1.63561447039</text:p>
          </table:table-cell>
          <table:table-cell office:value-type="float" office:value="0.27394296313" calcext:value-type="float">
            <text:p>0.27394296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3120402388" calcext:value-type="float">
            <text:p>0.113120402388</text:p>
          </table:table-cell>
          <table:table-cell office:value-type="float" office:value="0.0204651461722" calcext:value-type="float">
            <text:p>0.020465146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3405102224" calcext:value-type="float">
            <text:p>0.753405102224</text:p>
          </table:table-cell>
          <table:table-cell office:value-type="float" office:value="0.1938301221" calcext:value-type="float">
            <text:p>0.193830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8129041247" calcext:value-type="float">
            <text:p>-0.538129041247</text:p>
          </table:table-cell>
          <table:table-cell office:value-type="float" office:value="-0.000723035827331" calcext:value-type="float">
            <text:p>-0.000723035827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1058441906" calcext:value-type="float">
            <text:p>-0.181058441906</text:p>
          </table:table-cell>
          <table:table-cell office:value-type="float" office:value="0.00266871780379" calcext:value-type="float">
            <text:p>0.0026687178037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7:19:59.444571890</meta:creation-date>
    <dc:date>2020-05-14T17:20:36.254472871</dc:date>
    <meta:editing-duration>PT37S</meta:editing-duration>
    <meta:editing-cycles>1</meta:editing-cycles>
    <meta:document-statistic meta:table-count="1" meta:cell-count="300" meta:object-count="0"/>
    <meta:generator>LibreOffice/6.0.7.3$Linux_X86_64 LibreOffice_project/00m0$Build-3</meta:generator>
  </office:meta>
</office:document-meta>
</file>